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.36pt"/>
    </style:style>
    <style:style style:name="co2" style:family="table-column">
      <style:table-column-properties fo:break-before="auto" style:column-width="14.66pt"/>
    </style:style>
    <style:style style:name="co3" style:family="table-column">
      <style:table-column-properties fo:break-before="auto" style:column-width="15.39pt"/>
    </style:style>
    <style:style style:name="co4" style:family="table-column">
      <style:table-column-properties fo:break-before="auto" style:column-width="13.86pt"/>
    </style:style>
    <style:style style:name="co5" style:family="table-column">
      <style:table-column-properties fo:break-before="auto" style:column-width="13.1pt"/>
    </style:style>
    <style:style style:name="co6" style:family="table-column">
      <style:table-column-properties fo:break-before="auto" style:column-width="16.21pt"/>
    </style:style>
    <style:style style:name="co7" style:family="table-column">
      <style:table-column-properties fo:break-before="auto" style:column-width="20.04pt"/>
    </style:style>
    <style:style style:name="co8" style:family="table-column">
      <style:table-column-properties fo:break-before="auto" style:column-width="20.81pt"/>
    </style:style>
    <style:style style:name="co9" style:family="table-column">
      <style:table-column-properties fo:break-before="auto" style:column-width="21.6pt"/>
    </style:style>
    <style:style style:name="co10" style:family="table-column">
      <style:table-column-properties fo:break-before="auto" style:column-width="16.95pt"/>
    </style:style>
    <style:style style:name="co11" style:family="table-column">
      <style:table-column-properties fo:break-before="auto" style:column-width="19.25pt"/>
    </style:style>
    <style:style style:name="co12" style:family="table-column">
      <style:table-column-properties fo:break-before="auto" style:column-width="18.51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1409a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21409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4" table:default-cell-style-name="ce1"/>
        <table:table-column table:style-name="co7" table:default-cell-style-name="Default"/>
        <table:table-column table:style-name="co3" table:default-cell-style-name="ce1"/>
        <table:table-column table:style-name="co8" table:default-cell-style-name="Default"/>
        <table:table-column table:style-name="co9" table:default-cell-style-name="ce1"/>
        <table:table-column table:style-name="co7" table:default-cell-style-name="Default"/>
        <table:table-column table:style-name="co10" table:default-cell-style-name="ce1"/>
        <table:table-column table:style-name="co11" table:default-cell-style-name="Default"/>
        <table:table-column table:style-name="co6" table:default-cell-style-name="ce1"/>
        <table:table-column table:style-name="co3" table:default-cell-style-name="Default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2" table:default-cell-style-name="Default"/>
        <table:table-column table:style-name="co2" table:default-cell-style-name="ce1"/>
        <table:table-column table:style-name="co12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</text:p>
          </table:table-cell>
          <table:table-cell table:style-name="ce1" office:value-type="string" calcext:value-type="string">
            <text:p>N</text:p>
          </table:table-cell>
          <table:table-cell table:number-columns-repeated="3" office:value-type="string" calcext:value-type="string">
            <text:p>N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N</text:p>
          </table:table-cell>
          <table:table-cell table:number-columns-repeated="3" office:value-type="string" calcext:value-type="string">
            <text:p>N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number-columns-repeated="3" table:style-name="Default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style-name="Default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style-name="Default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style-name="Default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style-name="Default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number-columns-repeated="3" table:style-name="Default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number-columns-repeated="3" table:style-name="Default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style-name="Default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style-name="Default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style-name="Default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style-name="Default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style-name="Default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number-columns-repeated="3" table:style-name="Default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style-name="ce3"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style-name="Default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style-name="Default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number-columns-repeated="3" table:style-name="Default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number-columns-repeated="3" table:style-name="Default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table:style-name="ce1" office:value-type="string" calcext:value-type="string">
            <text:p>N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style-name="Default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style-name="Default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style-name="Default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N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table:style-name="ce1" office:value-type="string" calcext:value-type="string">
            <text:p>N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N</text:p>
          </table:table-cell>
          <table:table-cell table:style-name="ce2" office:value-type="string" calcext:value-type="string">
            <text:p>O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N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table:style-name="ce1" office:value-type="string" calcext:value-type="string">
            <text:p>N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/>
          <table:table-cell table:style-name="Default"/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N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table:style-name="ce1" office:value-type="string" calcext:value-type="string">
            <text:p>N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/>
          <table:table-cell table:style-name="Default"/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N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table:style-name="ce1" office:value-type="string" calcext:value-type="string">
            <text:p>N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style-name="Default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/>
          <table:table-cell table:style-name="Default"/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style-name="Default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N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table:style-name="ce1" office:value-type="string" calcext:value-type="string">
            <text:p>N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/>
          <table:table-cell table:style-name="Default"/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N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table:style-name="ce1" office:value-type="string" calcext:value-type="string">
            <text:p>N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N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table:style-name="ce1" office:value-type="string" calcext:value-type="string">
            <text:p>N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style-name="Default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style-name="Default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style-name="Default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N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table:style-name="ce1" office:value-type="string" calcext:value-type="string">
            <text:p>N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N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number-columns-repeated="3" table:style-name="Default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style-name="Default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style-name="Default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style-name="Default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style-name="Default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number-columns-repeated="3" table:style-name="Default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number-columns-repeated="2" table:style-name="Default"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style-name="Default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style-name="Default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style-name="Default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style-name="Default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style-name="Default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2" table:style-name="Default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style-name="Default"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style-name="Default"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number-columns-repeated="3" table:style-name="Default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style-name="Default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style-name="Default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number-columns-repeated="3" table:style-name="Default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N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N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number-columns-repeated="3" table:style-name="Default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style-name="Default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style-name="Default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style-name="Default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style-name="Default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style-name="Default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number-columns-repeated="3" table:style-name="Default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table:style-name="ce1" office:value-type="string" calcext:value-type="string">
            <text:p>N</text:p>
          </table:table-cell>
          <table:table-cell table:number-columns-repeated="3" office:value-type="string" calcext:value-type="string">
            <text:p>N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N</text:p>
          </table:table-cell>
          <table:table-cell table:number-columns-repeated="3" office:value-type="string" calcext:value-type="string">
            <text:p>N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5T18:25:21.494029916</meta:creation-date>
    <dc:date>2020-07-25T18:49:38.721802825</dc:date>
    <meta:editing-duration>PT2M36S</meta:editing-duration>
    <meta:editing-cycles>1</meta:editing-cycles>
    <meta:document-statistic meta:table-count="1" meta:cell-count="555" meta:object-count="0"/>
    <meta:generator>LibreOffice/6.0.7.3$Linux_X86_64 LibreOffice_project/00m0$Build-3</meta:generator>
  </office:meta>
</office:document-meta>
</file>